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Util.isPunctuation( char c , boolean useJaxRpcRul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Util.nonJavaKeyword( String 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Util.getCharClass( char c , boolean useJaxRpcRul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ameUtil.jls77String(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ameUtil.nonJavaCommonClass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Util.upperCamelCase( String xml_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Util.getClassNameFromQName( QName qname , boolean useJaxRpcRu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meUtil.splitDNS( String d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ameUtil.findSchemeColon( String uri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ameUtil.addCapped( List list ,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Util.upperCaseUnderbar( String xml_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ameUtil.upperCaseFirstLetter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Util.getPackageFromNamespace( String uri , boolean useJaxRpcRule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4">
            <text:p text:style-name="Table_20_Contents">24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NameUtil.isUriAlphaChar( char 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Util.isJavaReservedWord( String 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Util.upperCamelCase( String xml_name , boolean useJaxRpcRul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ameUtil.getPackageFromNamespac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Util.isValidJavaIdentifier( String 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ameUtil.lowerCamelCase( String xml_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Util.processFilename( String fil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meUtil.splitWords( String name , boolean useJaxRpcRule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5">
            <text:p text:style-name="Table_20_Contents">2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NameUtil.isJavaCommonClassName( String 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Util.isJavaReservedWord( String word , boolean ignore_ca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Util.isUriSchemeChar( char c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Util.lowerCamelCase( String xml_name , boolean useJaxRpcRules , boolean fixGenerated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ameUtil.getClassNameFromQNam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Util.isLetter( int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Util.getNamespaceFromPackage( final Class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Util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